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75cm" fo:min-width="17.5cm"/>
    </style:style>
    <style:style style:name="gr2" style:family="graphic" style:parent-style-name="standard">
      <style:graphic-properties draw:stroke="none" svg:stroke-color="#000000" draw:fill="none" draw:fill-color="#ffffff" fo:min-height="2.65cm"/>
    </style:style>
    <style:style style:name="gr3" style:family="graphic" style:parent-style-name="standard">
      <style:graphic-properties draw:textarea-horizontal-align="justify" draw:textarea-vertical-align="middle" draw:auto-grow-height="false" fo:min-height="5.95cm" fo:min-width="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75cm" fo:min-width="1.4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75cm" fo:min-width="1.8cm"/>
    </style:style>
    <style:style style:name="gr6" style:family="graphic" style:parent-style-name="standard">
      <style:graphic-properties draw:textarea-horizontal-align="justify" draw:textarea-vertical-align="middle" draw:auto-grow-height="false" fo:min-height="2.75cm" fo:min-width="17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85cm" fo:min-width="3cm"/>
    </style:style>
    <style:style style:name="gr8" style:family="graphic" style:parent-style-name="standard">
      <style:graphic-properties draw:stroke="none" svg:stroke-color="#000000" draw:fill="none" draw:fill-color="#ffffff" fo:min-height="2.95cm"/>
    </style:style>
    <style:style style:name="gr9" style:family="graphic" style:parent-style-name="standard">
      <style:graphic-properties draw:stroke="none" svg:stroke-color="#000000" draw:fill="none" draw:fill-color="#ffffff" fo:min-height="2.85cm"/>
    </style:style>
    <style:style style:name="gr10" style:family="graphic" style:parent-style-name="standard">
      <style:graphic-properties draw:textarea-horizontal-align="justify" draw:textarea-vertical-align="middle" draw:auto-grow-height="false" fo:min-height="9.75cm" fo:min-width="12.6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25cm" fo:min-width="9.3cm"/>
    </style:style>
    <style:style style:name="gr12" style:family="graphic" style:parent-style-name="standard">
      <style:graphic-properties draw:stroke="none" svg:stroke-color="#000000" draw:fill="none" draw:fill-color="#ffffff" fo:min-height="0.95cm"/>
    </style:style>
    <style:style style:name="gr13" style:family="graphic" style:parent-style-name="standard">
      <style:graphic-properties draw:fill-color="#ff3333" draw:textarea-horizontal-align="justify" draw:textarea-vertical-align="middle" draw:auto-grow-height="false" fo:min-height="0.45cm" fo:min-width="2.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cm" svg:height="4cm" svg:x="1.5cm" svg:y="1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5cm" svg:height="2.9cm" svg:x="1.5cm" svg:y="4.4cm">
          <draw:text-box>
            <text:p>Create Account</text:p>
          </draw:text-box>
        </draw:frame>
        <draw:custom-shape draw:style-name="gr3" draw:text-style-name="P1" draw:layer="layout" svg:width="5.5cm" svg:height="6.2cm" svg:x="2.3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1cm" svg:x="2.6cm" svg:y="13.5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cm" svg:height="1cm" svg:x="5.1cm" svg:y="13.5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7.6cm" svg:height="3cm" svg:x="1.8cm" svg:y="25.2cm">
          <text:p text:style-name="P1">Copyrigh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3.5cm" svg:y="9.6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3.5cm" svg:y="11.6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6.2cm" svg:x="8.2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1cm" svg:x="8.5cm" svg:y="13.5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cm" svg:height="1cm" svg:x="11cm" svg:y="13.5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9.4cm" svg:y="9.6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9.4cm" svg:y="11.6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6.2cm" svg:x="14.1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1cm" svg:x="14.4cm" svg:y="13.5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cm" svg:height="1cm" svg:x="16.9cm" svg:y="13.5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15.3cm" svg:y="9.6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15.3cm" svg:y="11.6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6.2cm" svg:x="8.2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1cm" svg:x="8.5cm" svg:y="13.5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cm" svg:height="1cm" svg:x="11cm" svg:y="13.5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9.4cm" svg:y="9.6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9.4cm" svg:y="11.6cm">
          <text:p text:style-name="P1">solde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1" draw:layer="layout" svg:width="18cm" svg:height="4cm" svg:x="1.5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6.2cm" svg:x="4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1cm" svg:x="4.3cm" svg:y="13.5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cm" svg:height="1cm" svg:x="6.8cm" svg:y="13.5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5.2cm" svg:y="9.6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5.2cm" svg:y="11.6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6.2cm" svg:x="11.3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1cm" svg:x="11.6cm" svg:y="13.5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cm" svg:height="1cm" svg:x="14.1cm" svg:y="13.5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12.5cm" svg:y="9.6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12.5cm" svg:y="11.6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7.6cm" svg:height="3cm" svg:x="1.8cm" svg:y="25.2cm">
          <text:p text:style-name="P1">Copyright</text:p>
          <text:p text:style-name="P1"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9.9cm" svg:height="3.2cm" svg:x="1.5cm" svg:y="4.5cm">
          <draw:text-box>
            <text:p>Create Account</text:p>
            <text:p/>
          </draw:text-box>
        </draw:frame>
      </draw:page>
      <draw:page draw:name="page3" draw:style-name="dp1" draw:master-page-name="Standard">
        <draw:custom-shape draw:style-name="gr1" draw:text-style-name="P1" draw:layer="layout" svg:width="18cm" svg:height="4cm" svg:x="1.5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6.2cm" svg:x="8.2cm" svg:y="5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1cm" svg:x="8.6cm" svg:y="10.9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cm" svg:height="1cm" svg:x="11.1cm" svg:y="11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9.4cm" svg:y="7.5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9.4cm" svg:y="9.5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6.2cm" svg:x="8.2cm" svg:y="12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1cm" svg:x="8.6cm" svg:y="17.3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cm" svg:height="1cm" svg:x="11.1cm" svg:y="17.4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9.4cm" svg:y="13.9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9.4cm" svg:y="15.9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6.2cm" svg:x="8.2cm" svg:y="1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1cm" svg:x="8.6cm" svg:y="23.7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cm" svg:height="1cm" svg:x="11.1cm" svg:y="23.8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9.4cm" svg:y="20.3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9.4cm" svg:y="22.3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6.2cm" svg:x="8.2cm" svg:y="5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1cm" svg:x="8.6cm" svg:y="10.9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cm" svg:height="1cm" svg:x="11.1cm" svg:y="11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9.4cm" svg:y="7.5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9.4cm" svg:y="9.5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7.6cm" svg:height="3cm" svg:x="1.8cm" svg:y="25.2cm">
          <text:p text:style-name="P1">Copyright</text:p>
          <text:p text:style-name="P1"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5.9cm" svg:height="3.1cm" svg:x="1.4cm" svg:y="4.6cm">
          <draw:text-box>
            <text:p>Creat Account</text:p>
          </draw:text-box>
        </draw:frame>
      </draw:page>
      <draw:page draw:name="page4" draw:style-name="dp1" draw:master-page-name="Standard">
        <draw:custom-shape draw:style-name="gr6" draw:text-style-name="P1" draw:layer="layout" svg:width="17.6cm" svg:height="3cm" svg:x="1.8cm" svg:y="25.2cm">
          <text:p text:style-name="P1">Copyrigh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7.6cm" svg:height="3cm" svg:x="1.8cm" svg:y="1.3cm">
          <text:p text:style-name="P1">Create Accoun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3.1cm" svg:height="10cm" svg:x="4.4cm" svg:y="9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9.8cm" svg:height="1.5cm" svg:x="5.3cm" svg:y="13.9cm">
          <text:p text:style-name="P1">sum</text:p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6.7cm" svg:height="1.673cm" svg:x="4.4cm" svg:y="9.227cm">
          <draw:text-box>
            <text:p>Form</text:p>
            <text:p/>
          </draw:text-box>
        </draw:frame>
        <draw:custom-shape draw:style-name="gr11" draw:text-style-name="P3" draw:layer="layout" svg:width="9.8cm" svg:height="1.5cm" svg:x="5.4cm" svg:y="15.8cm"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9.8cm" svg:height="1.5cm" svg:x="5.3cm" svg:y="10.2cm">
          <text:p text:style-name="P1">id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9.8cm" svg:height="1.5cm" svg:x="5.3cm" svg:y="12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cm" svg:height="0.7cm" svg:x="13.5cm" svg:y="18.4cm">
          <text:p text:style-name="P1">valid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6T13:30:30.619400745</meta:creation-date>
    <meta:generator>LibreOffice/5.1.6.2$Linux_X86_64 LibreOffice_project/10m0$Build-2</meta:generator>
    <dc:date>2017-11-06T16:40:01.118082485</dc:date>
    <meta:editing-duration>PT1H24M45S</meta:editing-duration>
    <meta:editing-cycles>16</meta:editing-cycles>
    <meta:document-statistic meta:object-count="68"/>
  </office:meta>
</office:document-meta>
</file>